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fill-image-width="0cm" draw:fill-image-height="0cm" draw:textarea-horizontal-align="justify" draw:textarea-vertical-align="middle" draw:auto-grow-height="false" fo:min-height="29.444cm" fo:min-width="20.5cm" draw:shadow="hidden"/>
    </style:style>
    <style:style style:name="gr2" style:family="graphic" style:parent-style-name="standard">
      <style:graphic-properties draw:fill="solid" draw:fill-color="#ffff99" draw:fill-image-width="0cm" draw:fill-image-height="0cm" draw:textarea-vertical-align="middle" draw:shadow="hidden"/>
    </style:style>
    <style:style style:name="gr3" style:family="graphic" style:parent-style-name="standard">
      <style:graphic-properties draw:fill="solid" draw:fill-color="#ff33ff" draw:fill-image-width="0cm" draw:fill-image-height="0cm" draw:textarea-horizontal-align="justify" draw:textarea-vertical-align="middle" draw:auto-grow-height="false" fo:min-height="14.35cm" fo:min-width="6.245cm" draw:shadow="hidden"/>
    </style:style>
    <style:style style:name="gr4" style:family="graphic" style:parent-style-name="standard">
      <style:graphic-properties draw:fill="solid" draw:fill-color="#ff8080" draw:fill-image-width="0cm" draw:fill-image-height="0cm" draw:textarea-horizontal-align="justify" draw:textarea-vertical-align="middle" draw:auto-grow-height="false" fo:min-height="5.25cm" fo:min-width="3.245cm" draw:shadow="hidden"/>
    </style:style>
    <style:style style:name="gr5" style:family="graphic" style:parent-style-name="standard">
      <style:graphic-properties draw:fill="solid" draw:fill-color="#83caff" draw:opacity="50%" draw:textarea-horizontal-align="justify" draw:textarea-vertical-align="top" draw:auto-grow-height="false" fo:min-height="4.85cm" fo:min-width="6.9cm" draw:shadow-opacity="50%"/>
    </style:style>
    <style:style style:name="gr6" style:family="graphic" style:parent-style-name="standard">
      <style:graphic-properties draw:fill="solid" draw:fill-color="#33ff99" draw:fill-image-width="0cm" draw:fill-image-height="0cm" draw:textarea-horizontal-align="justify" draw:textarea-vertical-align="middle" draw:auto-grow-height="false" fo:min-height="6.25cm" fo:min-width="18.045cm" draw:shadow="hidden"/>
    </style:style>
    <style:style style:name="gr7" style:family="graphic" style:parent-style-name="standard">
      <style:graphic-properties draw:fill="solid" draw:fill-color="#83caff" draw:opacity="50%" draw:textarea-horizontal-align="justify" draw:textarea-vertical-align="top" draw:auto-grow-height="false" fo:min-height="21.944cm" fo:min-width="19.3cm" draw:shadow-opacity="50%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 fo:min-height="1.66cm" fo:min-width="3.10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 fo:min-height="1cm" fo:min-width="1.85cm"/>
    </style:style>
    <style:style style:name="gr11" style:family="graphic" style:parent-style-name="standard">
      <style:graphic-properties draw:stroke="none" svg:stroke-color="#000000" draw:fill="none" draw:fill-color="#ffffff" fo:min-height="2.509cm"/>
    </style:style>
    <style:style style:name="gr12" style:family="graphic" style:parent-style-name="standard">
      <style:graphic-properties draw:stroke="none" svg:stroke-color="#000000" draw:fill="none" draw:fill-color="#ffffff" fo:min-height="1.882cm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 fo:min-height="0.85cm" fo:min-width="2.05cm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 fo:min-height="0.9cm" fo:min-width="1.8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ffd320" draw:textarea-horizontal-align="justify" draw:textarea-vertical-align="middle" draw:auto-grow-height="false" fo:min-height="1.4cm" fo:min-width="1.85cm"/>
    </style:style>
    <style:style style:name="gr17" style:family="graphic" style:parent-style-name="objectwithoutfill">
      <style:graphic-properties draw:marker-end="Arrow" draw:marker-end-width="0.3cm" draw:fill="none" draw:textarea-vertical-align="bottom"/>
    </style:style>
    <style:style style:name="gr18" style:family="graphic" style:parent-style-name="standard">
      <style:graphic-properties draw:fill="solid" draw:fill-color="#ff420e" draw:textarea-horizontal-align="justify" draw:textarea-vertical-align="middle" draw:auto-grow-height="false" fo:min-height="1.024cm" fo:min-width="4.31cm"/>
    </style:style>
    <style:style style:name="gr19" style:family="graphic" style:parent-style-name="standard">
      <style:graphic-properties draw:fill="solid" draw:fill-color="#ccffcc" draw:textarea-horizontal-align="justify" draw:textarea-vertical-align="middle" draw:auto-grow-height="false" fo:min-height="1.024cm" fo:min-width="4.31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ctwithoutfill">
      <style:graphic-properties draw:marker-end="Arrow" draw:marker-end-width="0.3cm" draw:fill="none" draw:fill-color="#009900" draw:textarea-vertical-align="middle"/>
    </style:style>
    <style:style style:name="gr23" style:family="graphic" style:parent-style-name="standard">
      <style:graphic-properties draw:fill="solid" draw:fill-color="#ffffff" draw:fill-image-width="0cm" draw:fill-image-height="0cm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21cm" svg:height="29.694cm" svg:x="0.055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14.099cm" svg:height="6.999cm" svg:x="6.9cm" svg:y="0.3cm" svg:viewBox="0 0 14100 7000" draw:points="0,7000 0,4768 3347,0 14100,0 14100,7000">
          <text:p text:style-name="P2"><text:span text:style-name="T1">4.</text:span></text:p>
        </draw:polygon>
        <draw:custom-shape draw:style-name="gr3" draw:text-style-name="P5" draw:layer="layout" svg:width="6.745cm" svg:height="14.6cm" svg:x="0.055cm" svg:y="5.8cm">
          <text:p text:style-name="P4"><text:span text:style-name="T1">2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45cm" svg:height="5.5cm" svg:x="0.055cm" svg:y="0.3cm">
          <text:p text:style-name="P6"><text:span text:style-name="T1">1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7.4cm" svg:height="5.1cm" svg:x="1.9cm" svg:y="0.5cm">
          <text:p text:style-name="P7"/>
          <text:p text:style-name="P7">Credential Provid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545cm" svg:height="6.5cm" svg:x="0.055cm" svg:y="20.4cm">
          <text:p text:style-name="P4"><text:span text:style-name="T1">3.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.8cm" svg:height="22.194cm" svg:x="1.2cm" svg:y="7.5cm">
          <text:p text:style-name="P7">pGina 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1cm" svg:height="2.7cm" svg:x="2.5cm" svg:y="2cm">
          <text:p text:style-name="P7">Usename</text:p>
          <text:p text:style-name="P7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5cm" svg:y1="5.6cm" svg:x2="5cm" svg:y2="7.6cm">
          <text:p text:style-name="P7"><text:span text:style-name="T2">pipe</text:span></text:p>
          <text:p text:style-name="P7"/>
        </draw:line>
        <draw:custom-shape draw:style-name="gr10" draw:text-style-name="P7" draw:layer="layout" svg:width="4.7cm" svg:height="2.5cm" svg:x="4.4cm" svg:y="12.9cm">
          <text:p text:style-name="P7">is pGina 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9" draw:layer="layout" svg:width="3.2cm" svg:height="2.759cm" svg:x="1.5cm" svg:y="5.8cm">
          <draw:text-box>
            <text:p text:style-name="P9"><text:span text:style-name="T3">username</text:span></text:p>
            <text:p text:style-name="P9"><text:span text:style-name="T3">password</text:span></text:p>
          </draw:text-box>
        </draw:frame>
        <draw:line draw:style-name="gr9" draw:text-style-name="P7" draw:layer="layout" svg:x1="7.6cm" svg:y1="7.6cm" svg:x2="7.6cm" svg:y2="5.6cm">
          <text:p text:style-name="P7"><text:span text:style-name="T2">pipe</text:span></text:p>
          <text:p text:style-name="P7"/>
        </draw:line>
        <draw:frame draw:style-name="gr12" draw:text-style-name="P9" draw:layer="layout" svg:width="4.7cm" svg:height="2.132cm" svg:x="8cm" svg:y="5.676cm">
          <draw:text-box>
            <text:p text:style-name="P9"><text:span text:style-name="T3">sucess or</text:span></text:p>
            <text:p text:style-name="P9"><text:span text:style-name="T3">error + message</text:span></text:p>
          </draw:text-box>
        </draw:frame>
        <draw:custom-shape draw:style-name="gr13" draw:text-style-name="P7" draw:layer="layout" svg:width="5.1cm" svg:height="2.2cm" svg:x="4.1cm" svg:y="21.4cm">
          <text:p text:style-name="P7">plugin ch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7" draw:layer="layout" svg:width="4.7cm" svg:height="2.3cm" svg:x="10.7cm" svg:y="13cm">
          <text:p text:style-name="P7">verify</text:p>
          <text:p text:style-name="P7">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5" draw:text-style-name="P7" draw:layer="layout" svg:width="1.899cm" svg:height="1.799cm" draw:transform="rotate (-1.5707963267949) translate (6.8cm 7.3cm)" svg:viewBox="0 0 1900 1800" draw:points="0,1800 700,1800 700,0 1900,0">
          <text:p/>
        </draw:polyline>
        <draw:line draw:style-name="gr9" draw:text-style-name="P7" draw:layer="layout" svg:x1="9.1cm" svg:y1="14.2cm" svg:x2="10.8cm" svg:y2="14.2cm">
          <text:p text:style-name="P7">no</text:p>
          <text:p text:style-name="P7"/>
        </draw:line>
        <draw:polyline draw:style-name="gr15" draw:text-style-name="P7" draw:layer="layout" svg:width="21.099cm" svg:height="16.499cm" draw:transform="rotate (1.5707963267949) translate (3.5cm 28.6cm)" svg:viewBox="0 0 21100 16500" draw:points="99,0 0,16500 19812,16500 19812,4100 21100,4100">
          <text:p/>
        </draw:polyline>
        <draw:line draw:style-name="gr9" draw:text-style-name="P7" draw:layer="layout" svg:x1="15.4cm" svg:y1="14.1cm" svg:x2="19.9cm" svg:y2="14.1cm">
          <text:p text:style-name="P7">result</text:p>
          <text:p text:style-name="P7"/>
        </draw:line>
        <draw:custom-shape draw:style-name="gr16" draw:text-style-name="P7" draw:layer="layout" svg:width="4.7cm" svg:height="3.3cm" svg:x="4.4cm" svg:y="16.8cm">
          <text:p text:style-name="P7">is logged 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7" draw:layer="layout" svg:width="4.7cm" svg:height="2.3cm" svg:x="4.4cm" svg:y="9.2cm">
          <text:p text:style-name="P7">is logging off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9" draw:text-style-name="P7" draw:layer="layout" svg:x1="6.8cm" svg:y1="11.5cm" svg:x2="6.8cm" svg:y2="13cm">
          <text:p text:style-name="P7">no</text:p>
          <text:p text:style-name="P7"/>
        </draw:line>
        <draw:line draw:style-name="gr9" draw:text-style-name="P7" draw:layer="layout" svg:x1="6.8cm" svg:y1="15.4cm" svg:x2="6.8cm" svg:y2="17cm">
          <text:p text:style-name="P7">yes</text:p>
          <text:p text:style-name="P7"/>
        </draw:line>
        <draw:line draw:style-name="gr9" draw:text-style-name="P7" draw:layer="layout" svg:x1="9.1cm" svg:y1="10.4cm" svg:x2="19.9cm" svg:y2="10.4cm">
          <text:p text:style-name="P7"><text:s text:c="9"/>yes <text:s text:c="20"/>result: false</text:p>
          <text:p text:style-name="P7"/>
        </draw:line>
        <draw:line draw:style-name="gr9" draw:text-style-name="P7" draw:layer="layout" svg:x1="6.7cm" svg:y1="20cm" svg:x2="6.7cm" svg:y2="21.5cm">
          <text:p text:style-name="P7">no</text:p>
          <text:p text:style-name="P7"/>
        </draw:line>
        <draw:polyline draw:style-name="gr17" draw:text-style-name="P7" draw:layer="layout" svg:width="3.999cm" svg:height="3.099cm" svg:x="9cm" svg:y="15.3cm" svg:viewBox="0 0 4000 3100" draw:points="0,3100 4000,3100 4000,0">
          <text:p text:style-name="P7">yes</text:p>
        </draw:polyline>
        <draw:custom-shape draw:style-name="gr13" draw:text-style-name="P7" draw:layer="layout" svg:width="5.1cm" svg:height="2.2cm" svg:x="1cm" svg:y="24.6cm">
          <text:p text:style-name="P7">authenti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5.1cm" svg:height="2.2cm" svg:x="7.3cm" svg:y="24.6cm">
          <text:p text:style-name="P7">authoriz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5.1cm" svg:height="2.2cm" svg:x="13.6cm" svg:y="24.6cm">
          <text:p text:style-name="P7">gatewa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1" draw:layer="layout" svg:x1="6.6cm" svg:y1="23.6cm" svg:x2="3.6cm" svg:y2="24.6cm">
          <text:p/>
        </draw:line>
        <draw:line draw:style-name="gr9" draw:text-style-name="P1" draw:layer="layout" svg:x1="3.5cm" svg:y1="26.8cm" svg:x2="3.5cm" svg:y2="28.4cm">
          <text:p text:style-name="P1">no</text:p>
          <text:p text:style-name="P1"/>
        </draw:line>
        <draw:line draw:style-name="gr9" draw:text-style-name="P1" draw:layer="layout" svg:x1="9.9cm" svg:y1="26.8cm" svg:x2="9.9cm" svg:y2="28.4cm">
          <text:p text:style-name="P1">no</text:p>
          <text:p text:style-name="P1"/>
        </draw:line>
        <draw:line draw:style-name="gr9" draw:text-style-name="P1" draw:layer="layout" svg:x1="16.1cm" svg:y1="26.8cm" svg:x2="16.1cm" svg:y2="28.5cm">
          <text:p text:style-name="P1">no</text:p>
          <text:p text:style-name="P1"/>
        </draw:line>
        <draw:line draw:style-name="gr9" draw:text-style-name="P1" draw:layer="layout" svg:x1="18.5cm" svg:y1="25.8cm" svg:x2="20cm" svg:y2="25.8cm">
          <text:p text:style-name="P1">yes</text:p>
          <text:p text:style-name="P1"/>
        </draw:line>
        <draw:line draw:style-name="gr9" draw:text-style-name="P1" draw:layer="layout" svg:x1="6.1cm" svg:y1="25.7cm" svg:x2="7.3cm" svg:y2="25.7cm">
          <text:p text:style-name="P1">yes</text:p>
          <text:p text:style-name="P1"/>
        </draw:line>
        <draw:line draw:style-name="gr9" draw:text-style-name="P1" draw:layer="layout" svg:x1="12.4cm" svg:y1="25.7cm" svg:x2="13.7cm" svg:y2="25.7cm">
          <text:p text:style-name="P1">yes</text:p>
          <text:p text:style-name="P1"/>
        </draw:line>
        <draw:custom-shape draw:style-name="gr18" draw:text-style-name="P1" draw:layer="layout" svg:width="6.8cm" svg:height="1.8cm" svg:x="13.7cm" svg:y="1.4cm">
          <text:p text:style-name="P1">draw error 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8cm" svg:height="1.8cm" svg:x="13.7cm" svg:y="4.4cm">
          <text:p text:style-name="P1">send ok to winlog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xml:id="id2" draw:id="id2" draw:layer="layout" svg:x1="17.1cm" svg:y1="3.1cm" svg:x2="17.1cm" svg:y2="4.4cm">
          <text:p/>
        </draw:line>
        <draw:connector draw:style-name="gr21" draw:text-style-name="P1" draw:layer="layout" svg:x1="9.3cm" svg:y1="3.05cm" svg:x2="17.1cm" svg:y2="3.75cm" draw:start-shape="id1" draw:start-glue-point="1" draw:end-shape="id2" draw:end-glue-point="1" svg:d="M9300 3050h3826v700h3974" svg:viewBox="0 0 7801 701">
          <text:p text:style-name="P4"><text:s text:c="3"/>result</text:p>
        </draw:connector>
        <draw:line draw:style-name="gr22" draw:text-style-name="P1" draw:layer="layout" svg:x1="5cm" svg:y1="4.7cm" svg:x2="5cm" svg:y2="5.6cm">
          <text:p/>
        </draw:line>
        <draw:line draw:style-name="gr22" draw:text-style-name="P1" draw:layer="layout" svg:x1="7.6cm" svg:y1="5.6cm" svg:x2="9.2cm" svg:y2="3.1cm">
          <text:p/>
        </draw:line>
        <draw:connector draw:style-name="gr23" draw:text-style-name="P1" draw:layer="layout" svg:x1="21.055cm" svg:y1="14.847cm" svg:x2="21.055cm" svg:y2="14.847cm" draw:start-shape="id3" draw:end-shape="id3" svg:d="M21055 14847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06cm" fo:margin-left="0.055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11:18.079000000</meta:creation-date>
    <dc:date>2015-08-31T14:44:48.705000000</dc:date>
    <meta:editing-duration>PT4M9S</meta:editing-duration>
    <meta:editing-cycles>1</meta:editing-cycles>
    <meta:document-statistic meta:object-count="43"/>
    <meta:generator>LibreOffice/4.3.0.4$Windows_x86 LibreOffice_project/62ad5818884a2fc2e5780dd45466868d41009ec0</meta:generator>
  </office:meta>
</office:document-meta>
</file>